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zir" svg:font-family="Vazir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text-position="0% 100%"/>
    </style:style>
    <style:style style:name="P2" style:family="paragraph">
      <style:paragraph-properties fo:text-align="center" style:writing-mode="lr-tb"/>
      <style:text-properties style:font-name="Vazir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opacity="50%"/>
      <style:paragraph-properties fo:text-align="center" style:writing-mode="lr-tb"/>
      <style:text-properties style:font-name="Vazir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-color="#ffffff" draw:opacity="50%"/>
      <style:paragraph-properties fo:text-align="center" style:writing-mode="lr-tb"/>
      <style:text-properties style:font-name="Vazir"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 style:writing-mode="lr-tb"/>
      <style:text-properties style:font-name="Vazir" fo:font-size="13pt" fo:font-weight="bold" style:font-size-asian="13pt" style:font-weight-asian="bold" style:font-size-complex="13pt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style:font-name="Vazir" fo:font-size="13pt" fo:font-weight="bold" style:font-size-asian="13pt" style:font-weight-asian="bold" style:font-size-complex="13pt" style:font-weight-complex="bold"/>
    </style:style>
    <style:style style:name="P7" style:family="paragraph">
      <loext:graphic-properties draw:fill="solid" draw:fill-color="#729fcf" draw:opacity="100%"/>
      <style:paragraph-properties fo:text-align="center" style:writing-mode="lr-tb"/>
      <style:text-properties style:font-name="Vazir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 style:writing-mode="lr-tb"/>
      <style:text-properties fo:color="#c9211e" loext:opacity="100%" style:text-line-through-style="none" style:text-line-through-type="none" style:text-position="0% 100%" style:font-name="Vazir" fo:font-size="13pt" fo:text-shadow="1pt 1pt" fo:font-weight="bold" style:font-size-asian="13pt" style:font-weight-asian="bold" style:font-size-complex="13pt" style:font-weight-complex="bold"/>
    </style:style>
    <style:style style:name="P9" style:family="paragraph">
      <loext:graphic-properties draw:fill="hatch" draw:fill-hatch-name="Blue_20_45_20_Degrees" draw:opacity="50%"/>
      <style:paragraph-properties fo:text-align="center" style:writing-mode="lr-tb"/>
      <style:text-properties fo:color="#c9211e" loext:opacity="100%" style:text-line-through-style="none" style:text-line-through-type="none" style:text-position="0% 100%" style:font-name="Vazir" fo:font-size="13pt" fo:text-shadow="1pt 1pt" fo:font-weight="bold" style:font-size-asian="13pt" style:font-weight-asian="bold" style:font-size-complex="13pt" style:font-weight-complex="bold"/>
    </style:style>
    <style:style style:name="P10" style:family="paragraph">
      <loext:graphic-properties draw:fill="hatch" draw:fill-hatch-name="Yellow_20_45_20_Degrees" draw:opacity="50%"/>
      <style:paragraph-properties fo:text-align="center" style:writing-mode="lr-tb"/>
      <style:text-properties fo:color="#c9211e" loext:opacity="100%" style:text-line-through-style="none" style:text-line-through-type="none" style:text-position="0% 100%" style:font-name="Vazir" fo:font-size="13pt" fo:text-shadow="1pt 1pt" fo:font-weight="bold" style:font-size-asian="13pt" style:font-weight-asian="bold" style:font-size-complex="13pt" style:font-weight-complex="bold"/>
    </style:style>
    <style:style style:name="P11" style:family="paragraph">
      <loext:graphic-properties draw:fill="hatch" draw:fill-hatch-name="Red_20_45_20_Degrees" draw:opacity="50%"/>
      <style:paragraph-properties fo:text-align="center" style:writing-mode="lr-tb"/>
      <style:text-properties fo:color="#c9211e" loext:opacity="100%" style:text-line-through-style="none" style:text-line-through-type="none" style:text-position="0% 100%" style:font-name="Vazir" fo:font-size="13pt" fo:text-shadow="1pt 1pt" fo:font-weight="bold" style:font-size-asian="13pt" style:font-weight-asian="bold" style:font-size-complex="13pt" style:font-weight-complex="bold"/>
    </style:style>
    <style:style style:name="P12" style:family="paragraph">
      <loext:graphic-properties draw:fill="hatch" draw:fill-hatch-name="Green_20_30_20_Degrees" draw:opacity="50%"/>
      <style:paragraph-properties fo:text-align="center" style:writing-mode="lr-tb"/>
      <style:text-properties fo:color="#c9211e" loext:opacity="100%" style:text-line-through-style="none" style:text-line-through-type="none" style:text-position="0% 100%" style:font-name="Vazir" fo:font-size="13pt" fo:text-shadow="1pt 1pt" fo:font-weight="bold" style:font-size-asian="13pt" style:font-weight-asian="bold" style:font-size-complex="13pt" style:font-weight-complex="bold"/>
    </style:style>
    <style:style style:name="T1" style:family="text">
      <style:text-properties style:font-name="Vazir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Vazir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003e3e" loext:opacity="100%" style:font-name="Vazir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c9211e" loext:opacity="100%" style:text-line-through-style="none" style:text-line-through-type="none" style:text-position="0% 100%" style:font-name="Vazir" fo:font-size="28pt" fo:text-shadow="1pt 1pt" fo:font-weight="bold" style:font-size-asian="28pt" style:font-weight-asian="bold" style:font-size-complex="28pt" style:font-weight-complex="bold"/>
    </style:style>
    <style:style style:name="T5" style:family="text">
      <style:text-properties fo:color="#c9211e" loext:opacity="100%" style:text-line-through-style="none" style:text-line-through-type="none" style:text-position="0% 100%" style:font-name="Vazir" fo:font-size="18pt" fo:text-shadow="1pt 1pt" fo:font-weight="bold" style:font-size-asian="18pt" style:font-weight-asian="bold" style:font-size-complex="18pt" style:font-weight-complex="bold"/>
    </style:style>
    <style:style style:name="T6" style:family="text">
      <style:text-properties fo:color="#c9211e" loext:opacity="100%" style:text-line-through-style="none" style:text-line-through-type="none" style:text-position="0% 100%" style:font-name="Vazir" fo:font-size="16pt" fo:text-shadow="1pt 1pt" fo:font-weight="bold" style:font-size-asian="16pt" style:font-weight-asian="bold" style:font-size-complex="16pt" style:font-weight-complex="bold"/>
    </style:style>
    <style:style style:name="T7" style:family="text">
      <style:text-properties fo:color="#004f9e" loext:opacity="100%" style:font-name="Vazir" fo:font-size="22pt" fo:font-weight="bold" style:font-size-asian="18pt" style:font-weight-asian="bold" style:font-size-complex="22pt" style:font-weight-complex="bold"/>
    </style:style>
    <style:style style:name="T8" style:family="text">
      <style:text-properties fo:color="#5b5b00" loext:opacity="100%" style:font-name="Vazir" fo:font-size="18pt" fo:font-weight="bold" style:font-size-asian="15pt" style:font-weight-asian="bold" style:font-size-complex="18pt" style:font-weight-complex="bold"/>
    </style:style>
    <style:style style:name="T9" style:family="text">
      <style:text-properties fo:color="#5b5b00" loext:opacity="100%" style:font-name="Vazir" fo:font-size="22pt" fo:font-weight="bold" style:font-size-asian="18pt" style:font-weight-asian="bold" style:font-size-complex="22pt" style:font-weight-complex="bold"/>
    </style:style>
    <style:style style:name="T10" style:family="text">
      <style:text-properties fo:color="#caca00" loext:opacity="100%" style:text-line-through-style="none" style:text-line-through-type="none" style:text-position="0% 100%" style:font-name="Vazir" fo:font-size="16pt" fo:text-shadow="1pt 1pt" fo:font-weight="bold" style:font-size-asian="16pt" style:font-weight-asian="bold" style:font-size-complex="16pt" style:font-weight-complex="bold"/>
    </style:style>
    <style:style style:name="T11" style:family="text">
      <style:text-properties fo:color="#caca00" loext:opacity="100%" style:text-line-through-style="none" style:text-line-through-type="none" style:text-position="0% 100%" style:font-name="Vazir" fo:font-size="28pt" fo:text-shadow="1pt 1pt" fo:font-weight="bold" style:font-size-asian="28pt" style:font-weight-asian="bold" style:font-size-complex="28pt" style:font-weight-complex="bold"/>
    </style:style>
    <style:style style:name="T12" style:family="text">
      <style:text-properties fo:color="#dc0000" loext:opacity="100%" style:font-name="Vazir" fo:font-size="15pt" fo:font-weight="bold" style:font-size-asian="13pt" style:font-weight-asian="bold" style:font-size-complex="15pt" style:font-weight-complex="bold"/>
    </style:style>
    <style:style style:name="T13" style:family="text">
      <style:text-properties fo:color="#dc0000" loext:opacity="100%" style:font-name="Vazir" fo:font-size="24pt" fo:font-weight="bold" style:font-size-asian="20pt" style:font-weight-asian="bold" style:font-size-complex="24pt" style:font-weight-complex="bold"/>
    </style:style>
    <style:style style:name="T14" style:family="text">
      <style:text-properties fo:color="#008400" loext:opacity="100%" style:font-name="Vazir" fo:font-size="22pt" fo:font-weight="bold" style:font-size-asian="18pt" style:font-weight-asian="bold" style:font-size-complex="22pt" style:font-weight-complex="bold"/>
    </style:style>
    <style:style style:name="gr1" style:family="graphic">
      <style:graphic-properties svg:stroke-width="0.0402in" draw:marker-start-width="0.1984in" draw:marker-end-width="0.1984in" draw:opacity="50%" draw:textarea-horizontal-align="justify" draw:textarea-vertical-align="middle" draw:auto-grow-height="false" fo:min-height="0.4646in" fo:min-width="0.4646in" fo:padding-top="0.0193in" fo:padding-bottom="0.0193in" fo:padding-left="0.0193in" fo:padding-right="0.019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799in" svg:stroke-color="#c2a0c2" draw:marker-start-width="0.2575in" draw:marker-end-width="0.2575in" draw:fill-color="#ffffff" draw:opacity="50%" draw:textarea-horizontal-align="justify" draw:textarea-vertical-align="middle" draw:auto-grow-height="false" fo:min-height="0.4646in" fo:min-width="0.4646in" fo:padding-top="0.039in" fo:padding-bottom="0.039in" fo:padding-left="0.039in" fo:padding-right="0.039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201in" draw:marker-start-width="0.1689in" draw:marker-end-width="0.1689in" draw:opacity="50%" draw:textarea-horizontal-align="justify" draw:textarea-vertical-align="middle" draw:auto-grow-height="false" fo:min-height="1.3311in" fo:min-width="1.3311in" fo:padding-top="0.0098in" fo:padding-bottom="0.0098in" fo:padding-left="0.0098in" fo:padding-right="0.0098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729fcf" draw:opacity="100%" draw:textarea-horizontal-align="justify" draw:textarea-vertical-align="middle" draw:auto-grow-height="false" fo:min-height="1.2161in" fo:min-width="1.2161in" draw:shadow-offset-x="0.1201in" draw:shadow-offset-y="0.1201in" draw:shadow-opacity="100%" style:run-through="foreground" style:wrap="dynamic" style:number-wrapped-paragraphs="no-limit" style:wrap-contour="true" style:wrap-contour-mode="full" style:vertical-pos="from-top" style:vertical-rel="paragraph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201in" svg:stroke-color="#007ffe" draw:marker-start-width="0.1689in" draw:marker-end-width="0.1689in" draw:fill="hatch" draw:fill-hatch-name="Blue_20_45_20_Degrees" draw:opacity="50%" draw:textarea-horizontal-align="justify" draw:textarea-vertical-align="middle" draw:auto-grow-height="false" fo:min-height="2.9252in" fo:min-width="1.7016in" fo:padding-top="0.0098in" fo:padding-bottom="0.0098in" fo:padding-left="0.0098in" fo:padding-right="0.0098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201in" svg:stroke-color="#7c7c00" draw:marker-start-width="0.1689in" draw:marker-end-width="0.1689in" draw:fill="hatch" draw:fill-hatch-name="Yellow_20_45_20_Degrees" draw:opacity="50%" draw:textarea-horizontal-align="justify" draw:textarea-vertical-align="middle" draw:auto-grow-height="false" fo:min-height="3.3118in" fo:min-width="2.6252in" fo:padding-top="0.0098in" fo:padding-bottom="0.0098in" fo:padding-left="0.0098in" fo:padding-right="0.0098in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201in" svg:stroke-color="#ff0000" draw:marker-start-width="0.1689in" draw:marker-end-width="0.1689in" draw:fill="hatch" draw:fill-hatch-name="Red_20_45_20_Degrees" draw:opacity="50%" draw:textarea-horizontal-align="justify" draw:textarea-vertical-align="middle" draw:auto-grow-height="false" fo:min-height="4.1091in" fo:min-width="2.198in" fo:padding-top="0.0098in" fo:padding-bottom="0.0098in" fo:padding-left="0.0098in" fo:padding-right="0.0098in" draw:shadow-opacity="50%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201in" svg:stroke-color="#4f9e00" draw:marker-start-width="0.1689in" draw:marker-end-width="0.1689in" draw:fill="hatch" draw:fill-hatch-name="Green_20_30_20_Degrees" draw:opacity="50%" draw:textarea-horizontal-align="justify" draw:textarea-vertical-align="middle" draw:auto-grow-height="false" fo:min-height="3.4098in" fo:min-width="2.3193in" fo:padding-top="0.0098in" fo:padding-bottom="0.0098in" fo:padding-left="0.0098in" fo:padding-right="0.0098in" draw:shadow-opacity="50%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2" draw:name="Shape 8" draw:style-name="gr6" draw:text-style-name="P10" svg:width="3.7394in" svg:height="4.7106in" draw:transform="rotate (2.65639112153537) translate (5.43194444444444in 6.17361111111111in)">
        <text:p><text:span text:style-name="T8"><text:tab/></text:span><text:span text:style-name="T8"> </text:span><text:span text:style-name="T9">Employee</text:span></text:p>
        <text:p text:style-name="P8"><text:span text:style-name="T10"/></text:p>
        <text:p text:style-name="P8"><text:span text:style-name="T11"/></text:p>
        <text:p text:style-name="P8"><text:span text:style-name="T4"/></text:p>
        <text:p text:style-name="P8"><text:span text:style-name="T4"/></text:p>
        <text:p text:style-name="P8"><text:span text:style-name="T4"/></text:p>
        <text:p text:style-name="P8"><text:span text:style-name="T4"/></text:p>
        <text:p text:style-name="P8"><text:span text:style-name="T4"/></text:p>
        <text:p text:style-name="P8"><text:span text:style-name="T4"/></text:p>
        <text:p text:style-name="P8"><text:span text:style-name="T4"/></text:p>
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1" draw:name="Shape 7" draw:style-name="gr7" draw:text-style-name="P11" svg:width="3.1358in" svg:height="5.8386in" draw:transform="rotate (-2.50175494980867) translate (9.45138888888889in 4.34791666666667in)">
        <text:p><text:span text:style-name="T12"><text:tab/></text:span><text:span text:style-name="T12"><text:tab/></text:span><text:span text:style-name="T12"> <text:s text:c="3"/></text:span><text:span text:style-name="T13">Seller</text:span></text:p>
        <text:p text:style-name="P8"><text:span text:style-name="T4"/></text:p>
        <text:p text:style-name="P8"><text:span text:style-name="T4"/></text:p>
        <text:p text:style-name="P8"><text:span text:style-name="T4"/></text:p>
        <text:p text:style-name="P8"><text:span text:style-name="T4"/></text:p>
        <text:p text:style-name="P8"><text:span text:style-name="T4"/></text:p>
        <text:p text:style-name="P8"><text:span text:style-name="T4"/></text:p>
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0" draw:name="Shape 5" draw:style-name="gr8" draw:text-style-name="P12" svg:width="3.3071in" svg:height="4.8488in" draw:transform="skewX (-7.19987645788911E-017) rotate (0.785398163397448) translate (3.48541666666667in 4.58819444444444in)">
        <text:p text:style-name="P8"><text:span text:style-name="T4"/></text:p>
        <text:p text:style-name="P8"><text:span text:style-name="T4"/></text:p>
        <text:p text:style-name="P8"><text:span text:style-name="T4"/></text:p>
        <text:p text:style-name="P8"><text:span text:style-name="T4"/></text:p>
        <text:p text:style-name="P8"><text:span text:style-name="T4"/></text:p>
        <text:p text:style-name="P8"><text:span text:style-name="T4"/></text:p>
        <text:p><text:span text:style-name="T14"><text:s text:c="5"/></text:span><text:span text:style-name="T14">Customer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1"><draw:custom-shape text:anchor-type="paragraph" draw:z-index="4" draw:name="Shape 3" draw:style-name="gr4" draw:text-style-name="P7" svg:width="1.7189in" svg:height="1.7189in" svg:x="5.1291in" svg:y="3.0465in"><text:p text:style-name="P2"><text:span text:style-name="T1">Job</text:span></text:p><text:p text:style-name="P2"><text:span text:style-name="T1"/></text:p><text:p text:style-name="P2"><text:span text:style-name="T1"/></text:p><text:p text:style-name="P2"><text:span text:style-name="T1"/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 1" draw:style-name="gr2" draw:text-style-name="P4" svg:width="0.6567in" svg:height="0.6567in" svg:x="4.4728in" svg:y="4.1091in"><text:p text:style-name="P2"><text:span text:style-name="T1">Se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 2" draw:style-name="gr1" draw:text-style-name="P3" svg:width="0.6567in" svg:height="0.6567in" svg:x="5.3228in" svg:y="3.8382in"><text:p text:style-name="P2"><text:span text:style-name="T1">Cit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4" draw:style-name="gr3" draw:text-style-name="P6" svg:width="1.8815in" svg:height="1.8815in" svg:x="4.3272in" svg:y="3.5256in"><text:p text:style-name="P5"><text:span text:style-name="T2"/></text:p><text:p text:style-name="P5"><text:span text:style-name="T2"/></text:p><text:p text:style-name="P5"><text:span text:style-name="T2"/></text:p><text:p text:style-name="P5"><text:span text:style-name="T2"/></text:p><text:p text:style-name="P5"><text:span text:style-name="T3">Person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6" draw:style-name="gr5" draw:text-style-name="P9" svg:width="2.4335in" svg:height="4.163in" draw:transform="skewX (5.69823639970563E-017) rotate (0.71104713726249) translate (2.92083333333333in 4.03402777777778in)"><text:p text:style-name="P8"><text:span text:style-name="T4"/></text:p><text:p text:style-name="P8"><text:span text:style-name="T4"/></text:p><text:p text:style-name="P8"><text:span text:style-name="T4"/></text:p><text:p text:style-name="P8"><text:span text:style-name="T4"/></text:p><text:p text:style-name="P8"><text:span text:style-name="T4"/></text:p><text:p text:style-name="P8"><text:span text:style-name="T5"/></text:p><text:p text:style-name="P8"><text:span text:style-name="T4"/></text:p><text:p text:style-name="P8"><text:span text:style-name="T6"/></text:p><text:p><text:span text:style-name="T7"><text:s text:c="3"/></text:span><text:span text:style-name="T7">Contact</text:span></text:p>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zir" svg:font-family="Vazir" style:font-pitch="variable"/>
  </office:font-face-decls>
  <office:styles>
    <draw:hatch draw:name="Blue_20_45_20_Degrees" draw:display-name="Blue 45 Degrees" draw:style="single" draw:color="#2a6099" draw:distance="0.0799in" draw:rotation="450"/>
    <draw:hatch draw:name="Green_20_30_20_Degrees" draw:display-name="Green 30 Degrees" draw:style="single" draw:color="#00a933" draw:distance="0.0799in" draw:rotation="300"/>
    <draw:hatch draw:name="Red_20_45_20_Degrees" draw:display-name="Red 45 Degrees" draw:style="single" draw:color="#ff0000" draw:distance="0.1201in" draw:rotation="450"/>
    <draw:hatch draw:name="Yellow_20_45_20_Degrees" draw:display-name="Yellow 45 Degrees" draw:style="single" draw:color="#ffbf00" draw:distance="0.1614in" draw:rotation="45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1047in" style:type="center"/>
          <style:tab-stop style:position="10.2098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1047in" style:type="center"/>
          <style:tab-stop style:position="10.2098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0118in" fo:margin-bottom="0.2126in" fo:margin-left="0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7T12:56:43.206815662</meta:creation-date>
    <dc:date>2022-03-07T14:38:16.581985986</dc:date>
    <meta:editing-duration>PT19M57S</meta:editing-duration>
    <meta:editing-cycles>6</meta:editing-cycles>
    <meta:generator>LibreOffice/7.2.5.2$Linux_X86_64 LibreOffice_project/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